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aed3" officeooo:paragraph-rsid="0002a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arpeta “caracteristicas_estructurales” cotiene las variables estructurales de los municipios. En concreto, abarca datos de los documentos:</text:p>
      <text:p text:style-name="P1"/>
      <text:p text:style-name="P1">* A partir de EXCEL_07 s ehan extraido las siguientes variables</text:p>
      <text:p text:style-name="P1"><text:tab/>* AREAMUN: área del municipio en kilómetros cuadrados</text:p>
      <text:p text:style-name="P1"><text:tab/>* AFECBLAN: variable binaria. si el municipio está afectado por zonas blancas o no (SÍ: 1; NO:0)</text:p>
      <text:p text:style-name="P1"><text:tab/>* AFECGRIS: variable binaria. si el municipio está afectado por zonas grises o no (SÍ: 1; NO:0)</text:p>
      <text:p text:style-name="P1"><text:tab/>* KM2BLAN:<text:tab/> Superficie de las zonas blancas en kilómetros cuadrados.</text:p>
      <text:p text:style-name="P1"><text:tab/>* KM2GRIS: Superficie de las zonas grises en kilómetros cuadrados</text:p>
      <text:p text:style-name="P1"><text:tab/>* PRMUNZB: Porcentaje de superficie municipal afectada por zonas blancas.</text:p>
      <text:p text:style-name="P1"><text:tab/>* PRMUNZG: Porcentaje de superficie municipal afectada por zonas grises.</text:p>
      <text:p text:style-name="P1"><text:tab/>* POB21_ZB: Población en zonas blancasn</text:p>
      <text:p text:style-name="P1"/>
      <text:p text:style-name="P1"/>
      <text:p text:style-name="P1"/>
      <text:p text:style-name="P1"/>
      <text:p text:style-name="P1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9T11:48:04.645856593</meta:creation-date>
    <dc:date>2022-05-29T11:56:12.608003875</dc:date>
    <meta:editing-duration>PT8M8S</meta:editing-duration>
    <meta:editing-cycles>1</meta:editing-cycles>
    <meta:document-statistic meta:table-count="0" meta:image-count="0" meta:object-count="0" meta:page-count="1" meta:paragraph-count="11" meta:word-count="117" meta:character-count="775" meta:non-whitespace-character-count="660"/>
    <meta:generator>LibreOffice/6.0.7.3$Linux_X86_64 LibreOffice_project/00m0$Build-3</meta:generator>
  </office:meta>
</office:document-meta>
</file>